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Mechanical Notes for the CNC machine based on the book "Build Your Own CNC Machine"</text:p>
            <text:p/>
            <text:p>Notes by Brad Needham</text:p>
            <text:p>Begun November 20, 2015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(no notes just yet)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1M52S</meta:editing-duration>
    <meta:editing-cycles>8</meta:editing-cycles>
    <meta:generator>LibreOffice/5.0.2.2$Windows_x86 LibreOffice_project/37b43f919e4de5eeaca9b9755ed688758a8251fe</meta:generator>
    <dc:date>2015-12-03T21:29:33.207000000</dc:date>
    <meta:document-statistic meta:object-count="27"/>
  </office:meta>
</office:document-meta>
</file>